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f01" officeooo:paragraph-rsid="000eef01"/>
    </style:style>
    <style:style style:name="P2" style:family="paragraph" style:parent-style-name="Standard">
      <style:paragraph-properties fo:text-align="center" style:justify-single-word="false"/>
      <style:text-properties fo:font-size="18pt" officeooo:rsid="000eef01" officeooo:paragraph-rsid="000eef01" style:font-size-asian="18pt" style:font-size-complex="18pt"/>
    </style:style>
    <style:style style:name="P3" style:family="paragraph" style:parent-style-name="Standard">
      <style:text-properties fo:font-size="16pt" officeooo:rsid="000eef01" officeooo:paragraph-rsid="000eef01" style:font-size-asian="16pt" style:font-size-complex="16pt"/>
    </style:style>
    <style:style style:name="P4" style:family="paragraph" style:parent-style-name="Standard">
      <style:text-properties fo:font-size="14pt" officeooo:rsid="000eef01" officeooo:paragraph-rsid="000eef01" style:font-size-asian="14pt" style:font-size-complex="14pt"/>
    </style:style>
    <style:style style:name="P5" style:family="paragraph" style:parent-style-name="Standard">
      <style:text-properties officeooo:rsid="000fbe6b" officeooo:paragraph-rsid="000fbe6b"/>
    </style:style>
    <style:style style:name="P6" style:family="paragraph" style:parent-style-name="Standard">
      <style:text-properties officeooo:rsid="00104a0e" officeooo:paragraph-rsid="00104a0e"/>
    </style:style>
    <style:style style:name="P7" style:family="paragraph" style:parent-style-name="Standard">
      <style:text-properties officeooo:rsid="00133702" officeooo:paragraph-rsid="00133702"/>
    </style:style>
    <style:style style:name="P8" style:family="paragraph" style:parent-style-name="Standard">
      <style:text-properties fo:font-size="14pt" officeooo:rsid="00133702" officeooo:paragraph-rsid="00133702" style:font-size-asian="14pt" style:font-size-complex="14pt"/>
    </style:style>
    <style:style style:name="P9" style:family="paragraph" style:parent-style-name="Standard">
      <style:text-properties fo:font-size="16pt" officeooo:rsid="00133702" officeooo:paragraph-rsid="00133702" style:font-size-asian="16pt" style:font-size-complex="16pt"/>
    </style:style>
    <style:style style:name="T1" style:family="text">
      <style:text-properties officeooo:rsid="00104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ntOS System Calls assignment</text:p>
      <text:p text:style-name="P1"/>
      <text:p text:style-name="P3">Part A.</text:p>
      <text:p text:style-name="P1"/>
      <text:p text:style-name="P4">Q1.</text:p>
      <text:p text:style-name="P4"/>
      <text:p text:style-name="P1">The output of the program was empty.</text:p>
      <text:p text:style-name="P1">The complete output is as follows:</text:p>
      <text:p text:style-name="P1"/>
      <text:p text:style-name="P1">Copying ../examples/test-syscalls to scratch partition...</text:p>
      <text:p text:style-name="P1">qemu-system-i386 -device isa-debug-exit -hda /tmp/E_Nct0Nm2S.dsk -m 4 -net none -nographic -monitor null</text:p>
      <text:p text:style-name="P1">WARNING: Image format was not specified for '/tmp/E_Nct0Nm2S.dsk' and probing guessed raw.</text:p>
      <text:p text:style-name="P1"><text:s text:c="9"/>Automatically detecting the format is dangerous for raw images, write operations on block 0 will be restricted.</text:p>
      <text:p text:style-name="P1"><text:s text:c="9"/>Specify the 'raw' format explicitly to remove the restrictions.</text:p>
      <text:p text:style-name="P1">PiLo hda1</text:p>
      <text:p text:style-name="P1">Loading............</text:p>
      <text:p text:style-name="P1">Kernel command line: -q -f extract ls run tl</text:p>
      <text:p text:style-name="P1">Pintos booting with 3,968 kB RAM...</text:p>
      <text:p text:style-name="P1">367 pages available in kernel pool.</text:p>
      <text:p text:style-name="P1">367 pages available in user pool.</text:p>
      <text:p text:style-name="P1">Calibrating timer... <text:s/>13,094,400 loops/s.</text:p>
      <text:p text:style-name="P1">hda: 9,072 sectors (4 MB), model "QM00001", serial "QEMU HARDDISK"</text:p>
      <text:p text:style-name="P1">hda1: 196 sectors (98 kB), Pintos OS kernel (20)</text:p>
      <text:p text:style-name="P1">hda2: 8,192 sectors (4 MB), Pintos file system (21)</text:p>
      <text:p text:style-name="P1">hda3: 95 sectors (47 kB), Pintos scratch (22)</text:p>
      <text:p text:style-name="P1">filesys: using hda2</text:p>
      <text:p text:style-name="P1">scratch: using hda3</text:p>
      <text:p text:style-name="P1">Formatting file system...done.</text:p>
      <text:p text:style-name="P1">Boot complete.</text:p>
      <text:p text:style-name="P1">Extracting ustar archive from scratch device into file system...</text:p>
      <text:p text:style-name="P1">Putting 'tl' into the file system...</text:p>
      <text:p text:style-name="P1">Erasing ustar archive...</text:p>
      <text:p text:style-name="P1">Files in the root directory:</text:p>
      <text:p text:style-name="P1">tl</text:p>
      <text:p text:style-name="P1">End of listing.</text:p>
      <text:p text:style-name="P1">Executing 'tl':</text:p>
      <text:p text:style-name="P1">Execution of 'tl' complete.</text:p>
      <text:p text:style-name="P1">Timer: 61 ticks</text:p>
      <text:p text:style-name="P1">Thread: 30 idle ticks, 31 kernel ticks, 0 user ticks</text:p>
      <text:p text:style-name="P1">hda2 (filesys): 44 reads, 199 writes</text:p>
      <text:p text:style-name="P1">hda3 (scratch): 94 reads, 2 writes</text:p>
      <text:p text:style-name="P1">Console: 853 characters output</text:p>
      <text:p text:style-name="P1">Keyboard: 0 keys pressed</text:p>
      <text:p text:style-name="P1">Exception: 0 page faults</text:p>
      <text:p text:style-name="P1">Powering off...</text:p>
      <text:p text:style-name="P1"/>
      <text:p text:style-name="P4">Q2. </text:p>
      <text:p text:style-name="P1"/>
      <text:p text:style-name="P5"><text:soft-page-break/>There are 4 syscall macros – syscall0, syscall1, syscall2 and syscall3, where the number corresponds to the number of arguments provided to the syscall <text:span text:style-name="T1">other than the syscall number (so the arguments passed to the macros are syscall number and the arguments to actually be passed to the syscall)</text:span>. <text:span text:style-name="T1">Each syscall does the following:</text:span></text:p>
      <text:p text:style-name="P6">1. Push arguments onto the stack in reverse order.</text:p>
      <text:p text:style-name="P6">2. Push syscall number onto the stack.</text:p>
      <text:p text:style-name="P6">3. Call the interrupt 0x30 (which is used for all syscalls)</text:p>
      <text:p text:style-name="P6">4. Restore the stack by moving the stack pointer back to where it was before the pushing onto stack took place.</text:p>
      <text:p text:style-name="P6">5. Store the answer in retval.</text:p>
      <text:p text:style-name="P6">There is memory clobbering done in the inline assembly to ensure that the read/write on memory locations other than input and output are consistent by flushing the register contents to memory, and not allow reordering memory accesses.</text:p>
      <text:p text:style-name="P6"/>
      <text:p text:style-name="P8">Q3.</text:p>
      <text:p text:style-name="P7">Implementation</text:p>
      <text:p text:style-name="P7"/>
      <text:p text:style-name="P8">Q4.</text:p>
      <text:p text:style-name="P7">Implementation</text:p>
      <text:p text:style-name="P7"/>
      <text:p text:style-name="P7"/>
      <text:p text:style-name="P9">Part B.</text:p>
      <text:p text:style-name="P7"/>
      <text:p text:style-name="P8">Q1.</text:p>
      <text:p text:style-name="P8"/>
      <text:p text:style-name="P7">For a thread A to wait for another thread B, we can do so using a semaphore (initialized to 0) as follows:</text:p>
      <text:p text:style-name="P7">1. In thread A, call sema_down on the pointer to the semaphore.</text:p>
      <text:p text:style-name="P7">2. In thread B, call sema_up on the pointer to the semaphore.</text:p>
      <text:p text:style-name="P7"/>
      <text:p text:style-name="P8">Q2.</text:p>
      <text:p text:style-name="P8"/>
      <text:p text:style-name="P7">Implementation.</text:p>
      <text:p text:style-name="P7"/>
      <text:p text:style-name="P8">Q3.</text:p>
      <text:p text:style-name="P8"/>
      <text:p text:style-name="P7">Imple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3:22:50.343414682</meta:creation-date>
    <meta:generator>LibreOffice/6.0.7.3$Linux_X86_64 LibreOffice_project/00m0$Build-3</meta:generator>
    <dc:date>2021-04-06T02:29:26.124422385</dc:date>
    <meta:editing-duration>PT10H15M51S</meta:editing-duration>
    <meta:editing-cycles>3</meta:editing-cycles>
    <meta:document-statistic meta:table-count="0" meta:image-count="0" meta:object-count="0" meta:page-count="2" meta:paragraph-count="62" meta:word-count="430" meta:character-count="2667" meta:non-whitespace-character-count="2278"/>
  </office:meta>
</office:document-meta>
</file>